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o1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Feuil1" table:style-name="ta1">
        <table:table-column table:style-name="co1" table:number-columns-repeated="16384" table:default-cell-style-name="ce1"/>
        <table:table-row table:style-name="ro1">
          <table:table-cell table:number-columns-repeated="3" table:style-name="ce1"/>
          <table:table-cell office:value-type="float" office:value="1" table:style-name="ce1">
            <text:p>1</text:p>
          </table:table-cell>
          <table:table-cell table:number-columns-repeated="16380"/>
        </table:table-row>
        <table:table-row table:style-name="ro1">
          <table:table-cell office:value-type="float" office:value="2" table:style-name="ce1">
            <text:p>2</text:p>
          </table:table-cell>
          <table:table-cell office:value-type="float" office:value="5" table:style-name="ce1">
            <text:p>5</text:p>
          </table:table-cell>
          <table:table-cell office:value-type="float" office:value="7" table:style-name="ce1">
            <text:p>7</text:p>
          </table:table-cell>
          <table:table-cell office:value-type="float" office:value="2" table:style-name="ce1">
            <text:p>2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3" table:style-name="ce1">
            <text:p>3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4" table:style-name="ce1">
            <text:p>4</text:p>
          </table:table-cell>
          <table:table-cell table:number-columns-repeated="16380"/>
        </table:table-row>
        <table:table-row table:style-name="ro1">
          <table:table-cell table:style-name="ce1"/>
          <table:table-cell table:style-name="ce1"/>
          <table:table-cell table:style-name="ce1"/>
          <table:table-cell office:value-type="float" office:value="5" table:style-name="ce1">
            <text:p>5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6" table:style-name="ce1">
            <text:p>6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7" table:style-name="ce1">
            <text:p>7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8" table:style-name="ce1">
            <text:p>8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9" table:style-name="ce1">
            <text:p>9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10" table:style-name="ce1">
            <text:p>10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11" table:style-name="ce1">
            <text:p>11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12" table:style-name="ce1">
            <text:p>12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13" table:style-name="ce1">
            <text:p>13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14" table:style-name="ce1">
            <text:p>14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15" table:style-name="ce1">
            <text:p>15</text:p>
          </table:table-cell>
          <table:table-cell table:number-columns-repeated="16380"/>
        </table:table-row>
        <table:table-row table:style-name="ro1">
          <table:table-cell table:number-columns-repeated="3" table:style-name="ce1"/>
          <table:table-cell office:value-type="float" office:value="16" table:style-name="ce1">
            <text:p>1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7" table:style-name="ce1">
            <text:p>1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" table:style-name="ce1">
            <text:p>1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" table:style-name="ce1">
            <text:p>1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0" table:style-name="ce1">
            <text:p>2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1" table:style-name="ce1">
            <text:p>2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2" table:style-name="ce1">
            <text:p>2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3" table:style-name="ce1">
            <text:p>2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4" table:style-name="ce1">
            <text:p>2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5" table:style-name="ce1">
            <text:p>2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6" table:style-name="ce1">
            <text:p>2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7" table:style-name="ce1">
            <text:p>2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8" table:style-name="ce1">
            <text:p>2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9" table:style-name="ce1">
            <text:p>2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0" table:style-name="ce1">
            <text:p>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1" table:style-name="ce1">
            <text:p>3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2" table:style-name="ce1">
            <text:p>3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3" table:style-name="ce1">
            <text:p>3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4" table:style-name="ce1">
            <text:p>3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5" table:style-name="ce1">
            <text:p>3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6" table:style-name="ce1">
            <text:p>3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7" table:style-name="ce1">
            <text:p>3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8" table:style-name="ce1">
            <text:p>3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9" table:style-name="ce1">
            <text:p>3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40" table:style-name="ce1">
            <text:p>4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41" table:style-name="ce1">
            <text:p>4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42" table:style-name="ce1">
            <text:p>4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43" table:style-name="ce1">
            <text:p>4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44" table:style-name="ce1">
            <text:p>4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45" table:style-name="ce1">
            <text:p>4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46" table:style-name="ce1">
            <text:p>4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47" table:style-name="ce1">
            <text:p>4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48" table:style-name="ce1">
            <text:p>4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49" table:style-name="ce1">
            <text:p>4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50" table:style-name="ce1">
            <text:p>5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51" table:style-name="ce1">
            <text:p>5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52" table:style-name="ce1">
            <text:p>5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53" table:style-name="ce1">
            <text:p>5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54" table:style-name="ce1">
            <text:p>5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55" table:style-name="ce1">
            <text:p>5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56" table:style-name="ce1">
            <text:p>5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57" table:style-name="ce1">
            <text:p>5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58" table:style-name="ce1">
            <text:p>5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59" table:style-name="ce1">
            <text:p>5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0" table:style-name="ce1">
            <text:p>6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1" table:style-name="ce1">
            <text:p>6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2" table:style-name="ce1">
            <text:p>6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3" table:style-name="ce1">
            <text:p>6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4" table:style-name="ce1">
            <text:p>6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5" table:style-name="ce1">
            <text:p>6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6" table:style-name="ce1">
            <text:p>6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7" table:style-name="ce1">
            <text:p>6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8" table:style-name="ce1">
            <text:p>6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69" table:style-name="ce1">
            <text:p>6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0" table:style-name="ce1">
            <text:p>7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1" table:style-name="ce1">
            <text:p>7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2" table:style-name="ce1">
            <text:p>7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3" table:style-name="ce1">
            <text:p>7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4" table:style-name="ce1">
            <text:p>7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5" table:style-name="ce1">
            <text:p>7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6" table:style-name="ce1">
            <text:p>7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7" table:style-name="ce1">
            <text:p>7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8" table:style-name="ce1">
            <text:p>7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79" table:style-name="ce1">
            <text:p>7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0" table:style-name="ce1">
            <text:p>8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1" table:style-name="ce1">
            <text:p>8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2" table:style-name="ce1">
            <text:p>8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3" table:style-name="ce1">
            <text:p>8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4" table:style-name="ce1">
            <text:p>8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5" table:style-name="ce1">
            <text:p>8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6" table:style-name="ce1">
            <text:p>8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7" table:style-name="ce1">
            <text:p>8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8" table:style-name="ce1">
            <text:p>8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89" table:style-name="ce1">
            <text:p>8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0" table:style-name="ce1">
            <text:p>9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1" table:style-name="ce1">
            <text:p>9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2" table:style-name="ce1">
            <text:p>9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3" table:style-name="ce1">
            <text:p>9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4" table:style-name="ce1">
            <text:p>9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5" table:style-name="ce1">
            <text:p>9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6" table:style-name="ce1">
            <text:p>9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7" table:style-name="ce1">
            <text:p>9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8" table:style-name="ce1">
            <text:p>9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99" table:style-name="ce1">
            <text:p>9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0" table:style-name="ce1">
            <text:p>1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1" table:style-name="ce1">
            <text:p>10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2" table:style-name="ce1">
            <text:p>10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3" table:style-name="ce1">
            <text:p>10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4" table:style-name="ce1">
            <text:p>10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5" table:style-name="ce1">
            <text:p>10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6" table:style-name="ce1">
            <text:p>10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7" table:style-name="ce1">
            <text:p>10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8" table:style-name="ce1">
            <text:p>10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09" table:style-name="ce1">
            <text:p>10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0" table:style-name="ce1">
            <text:p>11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1" table:style-name="ce1">
            <text:p>11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2" table:style-name="ce1">
            <text:p>11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3" table:style-name="ce1">
            <text:p>11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4" table:style-name="ce1">
            <text:p>11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5" table:style-name="ce1">
            <text:p>11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6" table:style-name="ce1">
            <text:p>11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7" table:style-name="ce1">
            <text:p>11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8" table:style-name="ce1">
            <text:p>11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19" table:style-name="ce1">
            <text:p>11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0" table:style-name="ce1">
            <text:p>12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1" table:style-name="ce1">
            <text:p>12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2" table:style-name="ce1">
            <text:p>12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3" table:style-name="ce1">
            <text:p>12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4" table:style-name="ce1">
            <text:p>12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5" table:style-name="ce1">
            <text:p>12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6" table:style-name="ce1">
            <text:p>12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7" table:style-name="ce1">
            <text:p>12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8" table:style-name="ce1">
            <text:p>12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29" table:style-name="ce1">
            <text:p>12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0" table:style-name="ce1">
            <text:p>1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1" table:style-name="ce1">
            <text:p>13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2" table:style-name="ce1">
            <text:p>13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3" table:style-name="ce1">
            <text:p>13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4" table:style-name="ce1">
            <text:p>13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5" table:style-name="ce1">
            <text:p>13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6" table:style-name="ce1">
            <text:p>13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7" table:style-name="ce1">
            <text:p>13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8" table:style-name="ce1">
            <text:p>13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39" table:style-name="ce1">
            <text:p>13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40" table:style-name="ce1">
            <text:p>14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41" table:style-name="ce1">
            <text:p>14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42" table:style-name="ce1">
            <text:p>14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43" table:style-name="ce1">
            <text:p>14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44" table:style-name="ce1">
            <text:p>14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45" table:style-name="ce1">
            <text:p>14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46" table:style-name="ce1">
            <text:p>14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47" table:style-name="ce1">
            <text:p>14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48" table:style-name="ce1">
            <text:p>14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49" table:style-name="ce1">
            <text:p>14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0" table:style-name="ce1">
            <text:p>15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1" table:style-name="ce1">
            <text:p>15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2" table:style-name="ce1">
            <text:p>15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3" table:style-name="ce1">
            <text:p>15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4" table:style-name="ce1">
            <text:p>15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5" table:style-name="ce1">
            <text:p>15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6" table:style-name="ce1">
            <text:p>15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7" table:style-name="ce1">
            <text:p>15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8" table:style-name="ce1">
            <text:p>15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59" table:style-name="ce1">
            <text:p>15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0" table:style-name="ce1">
            <text:p>16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1" table:style-name="ce1">
            <text:p>16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2" table:style-name="ce1">
            <text:p>16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3" table:style-name="ce1">
            <text:p>16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4" table:style-name="ce1">
            <text:p>16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5" table:style-name="ce1">
            <text:p>16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6" table:style-name="ce1">
            <text:p>16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7" table:style-name="ce1">
            <text:p>16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8" table:style-name="ce1">
            <text:p>16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69" table:style-name="ce1">
            <text:p>16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70" table:style-name="ce1">
            <text:p>17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71" table:style-name="ce1">
            <text:p>17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72" table:style-name="ce1">
            <text:p>17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73" table:style-name="ce1">
            <text:p>17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74" table:style-name="ce1">
            <text:p>17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75" table:style-name="ce1">
            <text:p>17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76" table:style-name="ce1">
            <text:p>17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77" table:style-name="ce1">
            <text:p>17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78" table:style-name="ce1">
            <text:p>17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79" table:style-name="ce1">
            <text:p>17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0" table:style-name="ce1">
            <text:p>18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1" table:style-name="ce1">
            <text:p>18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2" table:style-name="ce1">
            <text:p>18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3" table:style-name="ce1">
            <text:p>18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4" table:style-name="ce1">
            <text:p>18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5" table:style-name="ce1">
            <text:p>18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6" table:style-name="ce1">
            <text:p>18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7" table:style-name="ce1">
            <text:p>18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8" table:style-name="ce1">
            <text:p>18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89" table:style-name="ce1">
            <text:p>18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0" table:style-name="ce1">
            <text:p>19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1" table:style-name="ce1">
            <text:p>19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2" table:style-name="ce1">
            <text:p>19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3" table:style-name="ce1">
            <text:p>19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4" table:style-name="ce1">
            <text:p>19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5" table:style-name="ce1">
            <text:p>19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6" table:style-name="ce1">
            <text:p>19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7" table:style-name="ce1">
            <text:p>19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8" table:style-name="ce1">
            <text:p>19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199" table:style-name="ce1">
            <text:p>19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00" table:style-name="ce1">
            <text:p>20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01" table:style-name="ce1">
            <text:p>20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02" table:style-name="ce1">
            <text:p>20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03" table:style-name="ce1">
            <text:p>20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04" table:style-name="ce1">
            <text:p>20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05" table:style-name="ce1">
            <text:p>20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06" table:style-name="ce1">
            <text:p>20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07" table:style-name="ce1">
            <text:p>20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08" table:style-name="ce1">
            <text:p>20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09" table:style-name="ce1">
            <text:p>20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10" table:style-name="ce1">
            <text:p>21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11" table:style-name="ce1">
            <text:p>21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12" table:style-name="ce1">
            <text:p>21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13" table:style-name="ce1">
            <text:p>21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14" table:style-name="ce1">
            <text:p>21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15" table:style-name="ce1">
            <text:p>21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16" table:style-name="ce1">
            <text:p>21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17" table:style-name="ce1">
            <text:p>21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18" table:style-name="ce1">
            <text:p>21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19" table:style-name="ce1">
            <text:p>21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20" table:style-name="ce1">
            <text:p>22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21" table:style-name="ce1">
            <text:p>22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22" table:style-name="ce1">
            <text:p>22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23" table:style-name="ce1">
            <text:p>22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24" table:style-name="ce1">
            <text:p>22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25" table:style-name="ce1">
            <text:p>22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26" table:style-name="ce1">
            <text:p>22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27" table:style-name="ce1">
            <text:p>22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28" table:style-name="ce1">
            <text:p>22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29" table:style-name="ce1">
            <text:p>22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30" table:style-name="ce1">
            <text:p>23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31" table:style-name="ce1">
            <text:p>23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32" table:style-name="ce1">
            <text:p>23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33" table:style-name="ce1">
            <text:p>23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34" table:style-name="ce1">
            <text:p>23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35" table:style-name="ce1">
            <text:p>23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36" table:style-name="ce1">
            <text:p>23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37" table:style-name="ce1">
            <text:p>23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38" table:style-name="ce1">
            <text:p>23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39" table:style-name="ce1">
            <text:p>23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40" table:style-name="ce1">
            <text:p>24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41" table:style-name="ce1">
            <text:p>24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42" table:style-name="ce1">
            <text:p>24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43" table:style-name="ce1">
            <text:p>24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44" table:style-name="ce1">
            <text:p>24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45" table:style-name="ce1">
            <text:p>24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46" table:style-name="ce1">
            <text:p>24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47" table:style-name="ce1">
            <text:p>24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48" table:style-name="ce1">
            <text:p>24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49" table:style-name="ce1">
            <text:p>24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50" table:style-name="ce1">
            <text:p>25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51" table:style-name="ce1">
            <text:p>25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52" table:style-name="ce1">
            <text:p>25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53" table:style-name="ce1">
            <text:p>25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54" table:style-name="ce1">
            <text:p>25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55" table:style-name="ce1">
            <text:p>25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56" table:style-name="ce1">
            <text:p>25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57" table:style-name="ce1">
            <text:p>25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58" table:style-name="ce1">
            <text:p>25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59" table:style-name="ce1">
            <text:p>25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60" table:style-name="ce1">
            <text:p>26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61" table:style-name="ce1">
            <text:p>26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62" table:style-name="ce1">
            <text:p>26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63" table:style-name="ce1">
            <text:p>26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64" table:style-name="ce1">
            <text:p>26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65" table:style-name="ce1">
            <text:p>26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66" table:style-name="ce1">
            <text:p>26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67" table:style-name="ce1">
            <text:p>26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68" table:style-name="ce1">
            <text:p>26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69" table:style-name="ce1">
            <text:p>26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70" table:style-name="ce1">
            <text:p>27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71" table:style-name="ce1">
            <text:p>27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72" table:style-name="ce1">
            <text:p>27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73" table:style-name="ce1">
            <text:p>27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74" table:style-name="ce1">
            <text:p>27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75" table:style-name="ce1">
            <text:p>27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76" table:style-name="ce1">
            <text:p>27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77" table:style-name="ce1">
            <text:p>27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78" table:style-name="ce1">
            <text:p>27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79" table:style-name="ce1">
            <text:p>27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80" table:style-name="ce1">
            <text:p>28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81" table:style-name="ce1">
            <text:p>28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82" table:style-name="ce1">
            <text:p>28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83" table:style-name="ce1">
            <text:p>28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84" table:style-name="ce1">
            <text:p>28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85" table:style-name="ce1">
            <text:p>28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86" table:style-name="ce1">
            <text:p>28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87" table:style-name="ce1">
            <text:p>28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88" table:style-name="ce1">
            <text:p>28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89" table:style-name="ce1">
            <text:p>28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90" table:style-name="ce1">
            <text:p>290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91" table:style-name="ce1">
            <text:p>291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92" table:style-name="ce1">
            <text:p>292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93" table:style-name="ce1">
            <text:p>293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94" table:style-name="ce1">
            <text:p>294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95" table:style-name="ce1">
            <text:p>295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96" table:style-name="ce1">
            <text:p>296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97" table:style-name="ce1">
            <text:p>297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98" table:style-name="ce1">
            <text:p>298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299" table:style-name="ce1">
            <text:p>299</text:p>
          </table:table-cell>
          <table:table-cell table:number-columns-repeated="16380"/>
        </table:table-row>
        <table:table-row table:style-name="ro1">
          <table:table-cell table:number-columns-repeated="3"/>
          <table:table-cell office:value-type="float" office:value="300" table:style-name="ce1">
            <text:p>300</text:p>
          </table:table-cell>
          <table:table-cell table:number-columns-repeated="16380"/>
        </table:table-row>
        <table:table-row table:number-rows-repeated="1048276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3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6.0 MicrosoftExcel/CalculationVersion-25726</meta:generator>
    <meta:initial-creator>dalet</meta:initial-creator>
    <dc:creator>dalet</dc:creator>
    <meta:creation-date>2022-11-18T15:19:51Z</meta:creation-date>
    <dc:date>2022-11-18T17:05:29Z</dc:date>
    <meta:editing-duration>PT0S</meta:editing-duration>
  </office:meta>
</office:document-meta>
</file>